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svg:stroke-width="0.06cm" draw:marker-start-width="0.29cm" draw:marker-end-width="0.29cm" draw:fill="hatch" draw:fill-hatch-name="Black_20_45_20_Degrees" draw:textarea-horizontal-align="center" draw:textarea-vertical-align="middle" fo:padding-top="0.155cm" fo:padding-bottom="0.155cm" fo:padding-left="0.28cm" fo:padding-right="0.28cm"/>
    </style:style>
    <style:style style:name="gr5" style:family="graphic" style:parent-style-name="standard">
      <style:graphic-properties draw:stroke="none" svg:stroke-color="#000000" draw:fill="none" draw:fill-color="#ffffff" fo:min-height="1cm"/>
    </style:style>
    <style:style style:name="gr6" style:family="graphic" style:parent-style-name="standard">
      <style:graphic-properties draw:stroke="none" svg:stroke-color="#000000" draw:fill="none" draw:fill-color="#ffffff" fo:min-height="4.25cm"/>
    </style:style>
    <style:style style:name="gr7" style:family="graphic" style:parent-style-name="standard">
      <style:graphic-properties draw:stroke="none" svg:stroke-color="#000000" draw:fill="none" draw:fill-color="#ffffff" fo:min-height="1.75cm"/>
    </style:style>
    <style:style style:name="gr8" style:family="graphic" style:parent-style-name="standard">
      <style:graphic-properties draw:stroke="none" svg:stroke-color="#000000" draw:fill="none" draw:fill-color="#ffffff" fo:min-height="2.2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4" style:family="paragraph">
      <style:paragraph-properties fo:margin-left="0cm" fo:margin-right="0cm" fo:text-indent="0cm"/>
      <style:text-properties fo:font-family="'Trebuchet MS'" style:font-family-generic="swiss" style:font-pitch="variable" fo:font-size="12pt"/>
    </style:style>
    <style:style style:name="P5" style:family="paragraph">
      <style:paragraph-properties fo:margin-left="0cm" fo:margin-right="0cm" fo:text-align="center" fo:text-indent="0cm"/>
      <style:text-properties fo:font-family="'Air Millhouse  Italic'" style:font-family-generic="script" style:font-pitch="variable"/>
    </style:style>
    <style:style style:name="T1" style:family="text">
      <style:text-properties fo:font-family="'Trebuchet MS'" style:font-family-generic="swiss" style:font-pitch="variable"/>
    </style:style>
    <style:style style:name="T2" style:family="text">
      <style:text-properties fo:font-family="'Trebuchet MS'" style:font-family-generic="swiss" style:font-pitch="variable" fo:font-size="12pt"/>
    </style:style>
    <style:style style:name="T3" style:family="text">
      <style:text-properties fo:font-family="'Air Millhouse  Italic'" style:font-family-generic="script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1" draw:layer="layout" svg:width="19.5cm" svg:height="9.5cm" svg:x="0.839cm" svg:y="10.169cm">
          <text:p text:style-name="P2"/>
        </draw:rect>
        <draw:line draw:style-name="gr2" draw:text-style-name="P1" draw:layer="layout" svg:x1="6.339cm" svg:y1="10.169cm" svg:x2="6.339cm" svg:y2="19.669cm">
          <text:p text:style-name="P2"/>
        </draw:line>
        <draw:line draw:style-name="gr3" draw:text-style-name="P1" draw:layer="layout" svg:x1="15.339cm" svg:y1="10.169cm" svg:x2="15.339cm" svg:y2="19.669cm">
          <text:p text:style-name="P2"/>
        </draw:line>
        <draw:line draw:style-name="gr3" draw:text-style-name="P1" draw:layer="layout" svg:x1="15.339cm" svg:y1="12.669cm" svg:x2="20.339cm" svg:y2="12.669cm">
          <text:p text:style-name="P2"/>
        </draw:line>
        <draw:line draw:style-name="gr3" draw:text-style-name="P1" draw:layer="layout" svg:x1="15.339cm" svg:y1="14.969cm" svg:x2="20.339cm" svg:y2="14.969cm">
          <text:p text:style-name="P2"/>
        </draw:line>
        <draw:line draw:style-name="gr3" draw:text-style-name="P1" draw:layer="layout" svg:x1="15.339cm" svg:y1="17.269cm" svg:x2="20.339cm" svg:y2="17.269cm">
          <text:p text:style-name="P2"/>
        </draw:line>
        <draw:rect draw:style-name="gr4" draw:text-style-name="P1" draw:layer="layout" svg:width="3cm" svg:height="2cm" svg:x="8.439cm" svg:y="11.169cm">
          <text:p text:style-name="P2"/>
        </draw:rect>
        <draw:rect draw:style-name="gr4" draw:text-style-name="P1" draw:layer="layout" svg:width="3cm" svg:height="2cm" svg:x="8.439cm" svg:y="16.669cm">
          <text:p text:style-name="P2"/>
        </draw:rect>
        <draw:line draw:style-name="gr3" draw:text-style-name="P1" draw:layer="layout" svg:x1="8.439cm" svg:y1="18.669cm" svg:x2="11.439cm" svg:y2="18.669cm">
          <text:p text:style-name="P2"/>
        </draw:line>
        <draw:line draw:style-name="gr3" draw:text-style-name="P1" draw:layer="layout" svg:x1="8.439cm" svg:y1="11.169cm" svg:x2="11.439cm" svg:y2="11.169cm">
          <text:p text:style-name="P2"/>
        </draw:line>
        <draw:line draw:style-name="gr3" draw:text-style-name="P1" draw:layer="layout" svg:x1="0.839cm" svg:y1="15.669cm" svg:x2="6.339cm" svg:y2="15.669cm">
          <text:p text:style-name="P2"/>
        </draw:line>
        <draw:frame draw:style-name="gr5" draw:text-style-name="P3" draw:layer="layout" svg:width="1cm" svg:height="1.25cm" svg:x="17.339cm" svg:y="10.919cm">
          <draw:text-box>
            <text:p text:style-name="P2"><text:span text:style-name="T1">2</text:span></text:p>
          </draw:text-box>
        </draw:frame>
        <draw:frame draw:style-name="gr5" draw:text-style-name="P3" draw:layer="layout" svg:width="1cm" svg:height="1.25cm" svg:x="12.839cm" svg:y="14.419cm">
          <draw:text-box>
            <text:p text:style-name="P2"><text:span text:style-name="T1">1</text:span></text:p>
          </draw:text-box>
        </draw:frame>
        <draw:frame draw:style-name="gr5" draw:text-style-name="P3" draw:layer="layout" svg:width="1cm" svg:height="1.25cm" svg:x="17.339cm" svg:y="13.269cm">
          <draw:text-box>
            <text:p text:style-name="P2"><text:span text:style-name="T1">3</text:span></text:p>
          </draw:text-box>
        </draw:frame>
        <draw:frame draw:style-name="gr5" draw:text-style-name="P3" draw:layer="layout" svg:width="1cm" svg:height="1.25cm" svg:x="17.339cm" svg:y="15.519cm">
          <draw:text-box>
            <text:p text:style-name="P2"><text:span text:style-name="T1">4</text:span></text:p>
          </draw:text-box>
        </draw:frame>
        <draw:frame draw:style-name="gr5" draw:text-style-name="P3" draw:layer="layout" svg:width="1cm" svg:height="1.25cm" svg:x="17.339cm" svg:y="17.769cm">
          <draw:text-box>
            <text:p text:style-name="P2"><text:span text:style-name="T1">6</text:span></text:p>
          </draw:text-box>
        </draw:frame>
        <draw:frame draw:style-name="gr5" draw:text-style-name="P3" draw:layer="layout" svg:width="1cm" svg:height="1.25cm" svg:x="3.239cm" svg:y="17.019cm">
          <draw:text-box>
            <text:p text:style-name="P2"><text:span text:style-name="T1">5</text:span></text:p>
          </draw:text-box>
        </draw:frame>
        <draw:frame draw:style-name="gr5" draw:text-style-name="P3" draw:layer="layout" svg:width="1cm" svg:height="1.25cm" svg:x="3.239cm" svg:y="12.219cm">
          <draw:text-box>
            <text:p text:style-name="P2"><text:span text:style-name="T1">7</text:span></text:p>
          </draw:text-box>
        </draw:frame>
        <draw:line draw:style-name="gr3" draw:text-style-name="P1" draw:layer="layout" svg:x1="11.439cm" svg:y1="10.169cm" svg:x2="11.439cm" svg:y2="11.669cm">
          <text:p text:style-name="P2"/>
        </draw:line>
        <draw:line draw:style-name="gr3" draw:text-style-name="P1" draw:layer="layout" svg:x1="8.439cm" svg:y1="10.169cm" svg:x2="8.439cm" svg:y2="11.669cm">
          <text:p text:style-name="P2"/>
        </draw:line>
        <draw:line draw:style-name="gr3" draw:text-style-name="P1" draw:layer="layout" svg:x1="8.439cm" svg:y1="18.169cm" svg:x2="8.439cm" svg:y2="19.669cm">
          <text:p text:style-name="P2"/>
        </draw:line>
        <draw:line draw:style-name="gr3" draw:text-style-name="P1" draw:layer="layout" svg:x1="11.439cm" svg:y1="18.169cm" svg:x2="11.439cm" svg:y2="19.669cm">
          <text:p text:style-name="P2"/>
        </draw:line>
        <draw:frame draw:style-name="gr6" draw:text-style-name="P4" draw:layer="layout" svg:width="7cm" svg:height="4.5cm" svg:x="0.339cm" svg:y="22.169cm">
          <draw:text-box>
            <text:p text:style-name="P2"><text:span text:style-name="T2">1 – Accueil</text:span></text:p>
            <text:p text:style-name="P2"><text:span text:style-name="T2">2 – Bureau de Brian Lake</text:span></text:p>
            <text:p text:style-name="P2"><text:span text:style-name="T2">3 – Bureau d'Elizabeth Cleveland</text:span></text:p>
            <text:p text:style-name="P2"><text:span text:style-name="T2">4 – Bureau de William Bradley</text:span></text:p>
            <text:p text:style-name="P2"><text:span text:style-name="T2">5 – Salle de duplication vidéo</text:span></text:p>
            <text:p text:style-name="P2"><text:span text:style-name="T2">6 – Bureau du comptable</text:span></text:p>
            <text:p text:style-name="P2"><text:span text:style-name="T2">7 – Salle de Stockage</text:span></text:p>
          </draw:text-box>
        </draw:frame>
        <draw:frame draw:style-name="gr7" draw:text-style-name="P5" draw:layer="layout" svg:width="7cm" svg:height="2.36cm" svg:x="7.339cm" svg:y="2.169cm">
          <draw:text-box>
            <text:p text:style-name="P5"><text:span text:style-name="T3">Bureau de la societe</text:span></text:p>
            <text:p text:style-name="P5"><text:span text:style-name="T3">INSTANTANE VIDEO</text:span></text:p>
          </draw:text-box>
        </draw:frame>
        <draw:frame draw:style-name="gr5" draw:text-style-name="P3" draw:layer="layout" svg:width="1cm" svg:height="1.25cm" svg:x="9.539cm" svg:y="11.569cm">
          <draw:text-box>
            <text:p text:style-name="P2"><text:span text:style-name="T1">a</text:span></text:p>
          </draw:text-box>
        </draw:frame>
        <draw:frame draw:style-name="gr5" draw:text-style-name="P3" draw:layer="layout" svg:width="1cm" svg:height="1.25cm" svg:x="9.539cm" svg:y="17.169cm">
          <draw:text-box>
            <text:p text:style-name="P2"><text:span text:style-name="T1">b</text:span></text:p>
          </draw:text-box>
        </draw:frame>
        <draw:frame draw:style-name="gr5" draw:text-style-name="P3" draw:layer="layout" svg:width="1cm" svg:height="1.25cm" svg:x="9.539cm" svg:y="10.219cm">
          <draw:text-box>
            <text:p text:style-name="P2"><text:span text:style-name="T1">c</text:span></text:p>
          </draw:text-box>
        </draw:frame>
        <draw:frame draw:style-name="gr5" draw:text-style-name="P3" draw:layer="layout" svg:width="1cm" svg:height="1.25cm" svg:x="9.539cm" svg:y="18.569cm">
          <draw:text-box>
            <text:p text:style-name="P2"><text:span text:style-name="T1">d</text:span></text:p>
          </draw:text-box>
        </draw:frame>
        <draw:frame draw:style-name="gr8" draw:text-style-name="P4" draw:layer="layout" svg:width="4cm" svg:height="2.5cm" svg:x="9.839cm" svg:y="23.669cm">
          <draw:text-box>
            <text:p text:style-name="P2"><text:span text:style-name="T2">a – Ascenseur</text:span></text:p>
            <text:p text:style-name="P2"><text:span text:style-name="T2">b – Escaliers</text:span></text:p>
            <text:p text:style-name="P2"><text:span text:style-name="T2">c – Toilettes</text:span></text:p>
            <text:p text:style-name="P2"><text:span text:style-name="T2">d - Kitchenette</text:span></text:p>
          </draw:text-box>
        </draw:frame>
        <draw:line draw:style-name="gr3" draw:text-style-name="P1" draw:layer="layout" svg:x1="15.339cm" svg:y1="11.369cm" svg:x2="15.839cm" svg:y2="11.869cm">
          <text:p text:style-name="P2"/>
        </draw:line>
        <draw:line draw:style-name="gr3" draw:text-style-name="P1" draw:layer="layout" svg:x1="15.339cm" svg:y1="13.669cm" svg:x2="15.839cm" svg:y2="14.169cm">
          <text:p text:style-name="P2"/>
        </draw:line>
        <draw:line draw:style-name="gr3" draw:text-style-name="P1" draw:layer="layout" svg:x1="15.339cm" svg:y1="15.969cm" svg:x2="15.839cm" svg:y2="16.469cm">
          <text:p text:style-name="P2"/>
        </draw:line>
        <draw:line draw:style-name="gr3" draw:text-style-name="P1" draw:layer="layout" svg:x1="15.339cm" svg:y1="18.169cm" svg:x2="15.839cm" svg:y2="18.669cm">
          <text:p text:style-name="P2"/>
        </draw:line>
        <draw:line draw:style-name="gr3" draw:text-style-name="P1" draw:layer="layout" svg:x1="11.439cm" svg:y1="18.769cm" svg:x2="10.939cm" svg:y2="19.269cm">
          <text:p text:style-name="P2"/>
        </draw:line>
        <draw:line draw:style-name="gr3" draw:text-style-name="P1" draw:layer="layout" svg:x1="10.939cm" svg:y1="10.669cm" svg:x2="11.439cm" svg:y2="11.169cm">
          <text:p text:style-name="P2"/>
        </draw:line>
        <draw:line draw:style-name="gr3" draw:text-style-name="P1" draw:layer="layout" svg:x1="6.339cm" svg:y1="13.169cm" svg:x2="5.839cm" svg:y2="12.669cm">
          <text:p text:style-name="P2"/>
        </draw:line>
        <draw:line draw:style-name="gr3" draw:text-style-name="P1" draw:layer="layout" svg:x1="6.339cm" svg:y1="17.769cm" svg:x2="5.839cm" svg:y2="17.269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69cm" fo:margin-bottom="1.303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initial-creator>Nicolas Gorréguès</meta:initial-creator>
    <meta:creation-date>2008-05-28T15:36:24</meta:creation-date>
    <dc:creator>Nicolas Gorréguès</dc:creator>
    <dc:date>2008-06-02T23:06:13</dc:date>
    <dc:language>fr-FR</dc:language>
    <meta:editing-cycles>6</meta:editing-cycles>
    <meta:editing-duration>PT3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